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T1" style:family="text">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istics and distributions</text:p>
      <text:p text:style-name="Standard"/>
      <text:p text:style-name="P1">Dataset</text:p>
      <text:p text:style-name="P3">A collection of data elements</text:p>
      <text:p text:style-name="P3"/>
      <text:p text:style-name="P1">Frequency</text:p>
      <text:p text:style-name="Standard">The number of data elements in a given interval</text:p>
      <text:p text:style-name="Standard"/>
      <text:p text:style-name="P1">Relative frequency</text:p>
      <text:p text:style-name="Standard">Proportion of data elements in an interval compared to the dataset</text:p>
      <text:p text:style-name="Standard"/>
      <text:p text:style-name="P1">Mean of a dataset or a sample</text:p>
      <text:p text:style-name="Standard">Is a value or an item representative the typical or central value of the dataset. More precisely it is the average.</text:p>
      <text:p text:style-name="Standard"><draw:frame draw:style-name="fr1" draw:name="Object1" text:anchor-type="as-char" svg:y="-0.2882in" svg:width="0.6543in" svg:height="0.4374in" draw:z-index="0"><draw:object xlink:href="./Object 1" xlink:type="simple" xlink:show="embed" xlink:actuate="onLoad"/><draw:image xlink:href="./ObjectReplacements/Object 1" xlink:type="simple" xlink:show="embed" xlink:actuate="onLoad"/></draw:frame></text:p>
      <text:p text:style-name="Standard"/>
      <text:p text:style-name="P1">Median of a dataset or a sample</text:p>
      <text:p text:style-name="P3">It also tries to represent the typical or central value of the dataset. It is the middle element of the dataset. It is the average of the two mid values if there is no exact center.</text:p>
      <text:p text:style-name="P3"/>
      <text:p text:style-name="P1">Why more than one measure of the center?</text:p>
      <text:p text:style-name="P3">Each has it's advantages</text:p>
      <text:list xml:id="list2703328641" text:style-name="L1">
        <text:list-item>
          <text:p text:style-name="P4">The median is not sensitive to outliers, or extreme values not typical of the other elements of the dataset</text:p>
        </text:list-item>
        <text:list-item>
          <text:p text:style-name="P4">Mean is more representative of the value of the center than just the mid element.</text:p>
        </text:list-item>
      </text:list>
      <text:p text:style-name="P3"/>
      <text:p text:style-name="P1">Mode of a dataset</text:p>
      <text:p text:style-name="P3">It is the data item with the highest frequency</text:p>
      <text:p text:style-name="P3"/>
      <text:p text:style-name="P1">Standard deviation of a dataset</text:p>
      <text:p text:style-name="Standard">Is the standard measure of spread of data. It tells how far the data is spread from the mean on either side.</text:p>
      <text:p text:style-name="Standard"><draw:frame draw:style-name="fr1" draw:name="Object2" text:anchor-type="as-char" svg:y="-0.4484in" svg:width="1.5299in" svg:height="0.828in" draw:z-index="1"><draw:object xlink:href="./Object 2" xlink:type="simple" xlink:show="embed" xlink:actuate="onLoad"/><draw:image xlink:href="./ObjectReplacements/Object 2" xlink:type="simple" xlink:show="embed" xlink:actuate="onLoad"/></draw:frame></text:p>
      <text:list xml:id="list1599484673" text:style-name="L2">
        <text:list-item>
          <text:p text:style-name="P5">n – 1 is used instead of n in the denominator for technical reasons</text:p>
        </text:list-item>
        <text:list-item>
          <text:p text:style-name="P5">The distance from the mean of each data point is squared so as to not get any negative terms in the sum. The non-squaring of the denominator affect the interpretation of the measure of spread as it causes it to vary only by a constant factor</text:p>
        </text:list-item>
      </text:list>
      <text:list xml:id="list594986741" text:style-name="L3">
        <text:list-item>
          <text:p text:style-name="P6">Empirical rule: About 69% of data points lie within 1 and 2 standard deviations. See Chabesheyev's inequality</text:p>
        </text:list-item>
      </text:list>
      <text:p text:style-name="Standard"/>
      <text:p text:style-name="P1">Co-efficient of variation of the dataset</text:p>
      <text:p text:style-name="Standard">It is the measure of spread of data expressed relative to the the mean.</text:p>
      <text:p text:style-name="Standard"><draw:frame draw:style-name="fr1" draw:name="Object3" text:anchor-type="as-char" svg:y="-0.2437in" svg:width="0.8634in" svg:height="0.3929in" draw:z-index="2"><draw:object xlink:href="./Object 3" xlink:type="simple" xlink:show="embed" xlink:actuate="onLoad"/><draw:image xlink:href="./ObjectReplacements/Object 3" xlink:type="simple" xlink:show="embed" xlink:actuate="onLoad"/></draw:frame></text:p>
      <text:p text:style-name="Standard"/>
      <text:p text:style-name="P1">Chabesheyev's inequality</text:p>
      <text:list xml:id="list905715728" text:style-name="L4">
        <text:list-item>
          <text:p text:style-name="P7"><text:span text:style-name="T1">Talks about the lower bound of the fraction of samples that lie within a specified sd of the </text:span><text:soft-page-break/><text:span text:style-name="T1">mean.</text:span></text:p>
        </text:list-item>
        <text:list-item>
          <text:p text:style-name="P7"><text:span text:style-name="T1">Specifically, the fraction of samples of a dataset within 'k' sd's of the mean is atleast </text:span><text:span text:style-name="T1"><draw:frame draw:style-name="fr1" draw:name="Object4" text:anchor-type="as-char" svg:y="-0.2437in" svg:width="0.4689in" svg:height="0.4165in" draw:z-index="3"><draw:object xlink:href="./Object 4" xlink:type="simple" xlink:show="embed" xlink:actuate="onLoad"/><draw:image xlink:href="./ObjectReplacements/Object 4" xlink:type="simple" xlink:show="embed" xlink:actuate="onLoad"/></draw:frame></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7-18T07:22:58</meta:creation-date>
    <dc:date>2013-02-07T10:29:39</dc:date>
    <dc:creator>Kempa </dc:creator>
    <meta:editing-duration>PT6H12M59S</meta:editing-duration>
    <meta:editing-cycles>9</meta:editing-cycles>
    <meta:generator>LibreOffice/3.6$Linux_x86 LibreOffice_project/360m1$Build-2</meta:generator>
    <meta:document-statistic meta:table-count="0" meta:image-count="0" meta:object-count="4" meta:page-count="2" meta:paragraph-count="30" meta:word-count="330" meta:character-count="1765" meta:non-whitespace-character-count="1464"/>
  </office:meta>
</office:document-meta>
</file>

<file path=Object 1/content.xml><?xml version="1.0" encoding="utf-8"?>
<math xmlns="http://www.w3.org/1998/Math/MathML">
  <semantics>
    <mrow>
      <mrow>
        <mover accent="true">
          <mi>x</mi>
          <mo>¯</mo>
        </mover>
        <mo stretchy="false">=</mo>
        <mfrac>
          <mrow>
            <mrow>
              <mo stretchy="false">∑</mo>
              <mi>x</mi>
            </mrow>
          </mrow>
          <mi>n</mi>
        </mfrac>
      </mrow>
    </mrow>
    <annotation encoding="StarMath 5.0">Overline x = {sum x} over n</annotation>
  </semantics>
</math>
</file>

<file path=Object 2/content.xml><?xml version="1.0" encoding="utf-8"?>
<math xmlns="http://www.w3.org/1998/Math/MathML">
  <semantics>
    <mtable>
      <mtr>
        <mtd>
          <mrow>
            <mrow>
              <msup>
                <mi>s</mi>
                <mn>2</mn>
              </msup>
              <mo stretchy="false">=</mo>
              <mfrac>
                <mn>1</mn>
                <mrow>
                  <mi>n</mi>
                  <mi>–</mi>
                  <mn>1</mn>
                </mrow>
              </mfrac>
            </mrow>
            <mrow>
              <mo stretchy="false">∑</mo>
              <msup>
                <mrow>
                  <mo stretchy="false">(</mo>
                  <mrow>
                    <msub>
                      <mi>x</mi>
                      <mi>i</mi>
                    </msub>
                    <mi>–</mi>
                    <mover accent="true">
                      <mi>x</mi>
                      <mo>¯</mo>
                    </mover>
                  </mrow>
                  <mo stretchy="false">)</mo>
                </mrow>
                <mn>2</mn>
              </msup>
            </mrow>
          </mrow>
        </mtd>
      </mtr>
      <mtr>
        <mtd>
          <mrow>
            <mi/>
            <mtext>=</mtext>
            <msqrt>
              <mrow>
                <mfrac>
                  <mn>1</mn>
                  <mrow>
                    <mi>n</mi>
                    <mi>–</mi>
                    <mn>1</mn>
                  </mrow>
                </mfrac>
                <mrow>
                  <mo stretchy="false">∑</mo>
                  <msup>
                    <mrow>
                      <mo stretchy="false">(</mo>
                      <mrow>
                        <msub>
                          <mi>x</mi>
                          <mi>i</mi>
                        </msub>
                        <mi>–</mi>
                        <mover accent="true">
                          <mi>x</mi>
                          <mo>¯</mo>
                        </mover>
                      </mrow>
                      <mo stretchy="false">)</mo>
                    </mrow>
                    <mn>2</mn>
                  </msup>
                </mrow>
              </mrow>
            </msqrt>
          </mrow>
        </mtd>
      </mtr>
    </mtable>
    <annotation encoding="StarMath 5.0">alignl s^2 = 1 over {n – 1} sum (x_i – overline x)^2 newline
~~"=" sqrt {1 over {n – 1} sum (x_i – overline x)^2}</annotation>
  </semantics>
</math>
</file>

<file path=Object 3/content.xml><?xml version="1.0" encoding="utf-8"?>
<math xmlns="http://www.w3.org/1998/Math/MathML">
  <semantics>
    <mrow>
      <mrow>
        <mi mathvariant="italic">cv</mi>
        <mo stretchy="false">=</mo>
        <mrow>
          <mfrac>
            <mi>s</mi>
            <mover accent="true">
              <mi>x</mi>
              <mo>¯</mo>
            </mover>
          </mfrac>
          <mo stretchy="false">∗</mo>
          <mn>100</mn>
        </mrow>
      </mrow>
    </mrow>
    <annotation encoding="StarMath 5.0">cv = s over overline x * 100</annotation>
  </semantics>
</math>
</file>

<file path=Object 4/content.xml><?xml version="1.0" encoding="utf-8"?>
<math xmlns="http://www.w3.org/1998/Math/MathML">
  <semantics>
    <mrow>
      <mn>1</mn>
      <mi>–</mi>
      <mfrac>
        <mn>1</mn>
        <msup>
          <mi>k</mi>
          <mn>2</mn>
        </msup>
      </mfrac>
    </mrow>
    <annotation encoding="StarMath 5.0">1 – 1 over k^2</annotation>
  </semantics>
</math>
</file>